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ra" svg:font-family="Lora, serif"/>
    <style:font-face style:name="Poppins" svg:font-family="Poppins, Arial, sans-serif"/>
    <style:font-face style:name="Arial1" svg:font-family="Arial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05e97d0" officeooo:paragraph-rsid="00c608b9"/>
    </style:style>
    <style:style style:name="P2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0f2df70" officeooo:paragraph-rsid="00c608b9"/>
    </style:style>
    <style:style style:name="P3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0f2df70" officeooo:paragraph-rsid="00f2df70"/>
    </style:style>
    <style:style style:name="P4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0f30b4a" officeooo:paragraph-rsid="00f2df70"/>
    </style:style>
    <style:style style:name="P5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0f30b4a" officeooo:paragraph-rsid="00f30b4a"/>
    </style:style>
    <style:style style:name="P6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0f495fd" officeooo:paragraph-rsid="00f495fd"/>
    </style:style>
    <style:style style:name="P7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0f7d660" officeooo:paragraph-rsid="00f495fd"/>
    </style:style>
    <style:style style:name="P8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238defb" officeooo:paragraph-rsid="03c73a8b"/>
    </style:style>
    <style:style style:name="P9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238defb" officeooo:paragraph-rsid="040bc88d"/>
    </style:style>
    <style:style style:name="P10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3c2e33a" officeooo:paragraph-rsid="03c558bf"/>
    </style:style>
    <style:style style:name="P11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3c2e33a" officeooo:paragraph-rsid="03f06442"/>
    </style:style>
    <style:style style:name="P12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3d058cc" officeooo:paragraph-rsid="03ef5bac"/>
    </style:style>
    <style:style style:name="P13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3f34f2f" officeooo:paragraph-rsid="03f34f2f"/>
    </style:style>
    <style:style style:name="P14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3f34f2f" officeooo:paragraph-rsid="0409ec4e"/>
    </style:style>
    <style:style style:name="P15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3f40c7b" officeooo:paragraph-rsid="03f40c7b"/>
    </style:style>
    <style:style style:name="P16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39d6afd" officeooo:paragraph-rsid="040bc88d"/>
    </style:style>
    <style:style style:name="P17" style:family="paragraph" style:parent-style-name="Standard">
      <style:text-properties officeooo:rsid="004ed01c" officeooo:paragraph-rsid="00c608b9"/>
    </style:style>
    <style:style style:name="P18" style:family="paragraph" style:parent-style-name="Standard">
      <style:text-properties officeooo:rsid="00f2df70" officeooo:paragraph-rsid="00f2df70"/>
    </style:style>
    <style:style style:name="P19" style:family="paragraph" style:parent-style-name="Standard">
      <style:text-properties officeooo:rsid="00f44b5a" officeooo:paragraph-rsid="00f495fd"/>
    </style:style>
    <style:style style:name="P20" style:family="paragraph" style:parent-style-name="Standard">
      <style:text-properties officeooo:rsid="00f7d660" officeooo:paragraph-rsid="00f7d660"/>
    </style:style>
    <style:style style:name="P21" style:family="paragraph" style:parent-style-name="Standard">
      <style:text-properties officeooo:rsid="00f30b4a" officeooo:paragraph-rsid="00f30b4a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39d6afd" officeooo:paragraph-rsid="03c73a8b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39d6afd" officeooo:paragraph-rsid="040bc88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3c2e33a" officeooo:paragraph-rsid="03ed9ceb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4016498" officeooo:paragraph-rsid="04016498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404d9b9" officeooo:paragraph-rsid="0404d9b9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404d9b9" officeooo:paragraph-rsid="040c82b1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238defb" officeooo:paragraph-rsid="040bc88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40ccea8" officeooo:paragraph-rsid="040ccea8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40ccea8" officeooo:paragraph-rsid="040dd5ed"/>
    </style:style>
    <style:style style:name="P3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Poppins" fo:font-size="12pt" fo:letter-spacing="normal" fo:font-style="normal" fo:font-weight="normal" officeooo:rsid="03c2e33a" officeooo:paragraph-rsid="03ed9ceb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miri" fo:font-size="12pt" fo:letter-spacing="normal" fo:font-style="normal" fo:font-weight="normal" officeooo:rsid="040360f7" officeooo:paragraph-rsid="040ee146"/>
    </style:style>
    <style:style style:name="P33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238defb" officeooo:paragraph-rsid="040bc88d"/>
    </style:style>
    <style:style style:name="P34" style:family="paragraph" style:parent-style-name="Standard">
      <style:text-properties fo:font-variant="normal" fo:text-transform="none" fo:color="#000000" loext:opacity="100%" style:font-name="Amiri" fo:font-size="12pt" fo:letter-spacing="normal" fo:font-style="normal" fo:font-weight="normal" officeooo:rsid="040ee146" officeooo:paragraph-rsid="040ee146"/>
    </style:style>
    <style:style style:name="T1" style:family="text">
      <style:text-properties fo:font-variant="normal" fo:text-transform="none" fo:color="#000000" loext:opacity="100%" style:font-name="Amiri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miri" fo:font-size="12pt" fo:letter-spacing="normal" fo:font-style="normal" fo:font-weight="normal" officeooo:rsid="005e97d0"/>
    </style:style>
    <style:style style:name="T3" style:family="text">
      <style:text-properties fo:font-variant="normal" fo:text-transform="none" fo:color="#000000" loext:opacity="100%" style:font-name="Amiri" fo:font-size="12pt" fo:letter-spacing="normal" fo:font-style="normal" fo:font-weight="normal" officeooo:rsid="00f2df70"/>
    </style:style>
    <style:style style:name="T4" style:family="text">
      <style:text-properties fo:font-variant="normal" fo:text-transform="none" fo:color="#000000" loext:opacity="100%" style:font-name="Amiri" fo:font-size="12pt" fo:letter-spacing="normal" fo:font-style="normal" fo:font-weight="normal" officeooo:rsid="00f30b4a"/>
    </style:style>
    <style:style style:name="T5" style:family="text">
      <style:text-properties fo:font-variant="normal" fo:text-transform="none" fo:color="#000000" loext:opacity="100%" style:font-name="Amiri" fo:font-size="12pt" fo:letter-spacing="normal" fo:font-style="normal" fo:font-weight="normal" officeooo:rsid="00f46597"/>
    </style:style>
    <style:style style:name="T6" style:family="text">
      <style:text-properties fo:font-variant="normal" fo:text-transform="none" fo:color="#000000" loext:opacity="100%" style:font-name="Amiri" fo:font-size="12pt" fo:letter-spacing="normal" fo:font-style="normal" fo:font-weight="normal" officeooo:rsid="00f495fd"/>
    </style:style>
    <style:style style:name="T7" style:family="text">
      <style:text-properties fo:font-variant="normal" fo:text-transform="none" fo:color="#000000" loext:opacity="100%" style:font-name="Amiri" fo:font-size="12pt" fo:letter-spacing="normal" fo:font-style="normal" fo:font-weight="normal" officeooo:rsid="00f69f18"/>
    </style:style>
    <style:style style:name="T8" style:family="text">
      <style:text-properties fo:font-variant="normal" fo:text-transform="none" fo:color="#000000" loext:opacity="100%" style:font-name="Amiri" fo:font-size="12pt" fo:letter-spacing="normal" fo:font-style="normal" fo:font-weight="normal" officeooo:rsid="00f7d660"/>
    </style:style>
    <style:style style:name="T9" style:family="text">
      <style:text-properties fo:font-variant="normal" fo:text-transform="none" fo:color="#000000" loext:opacity="100%" style:font-name="Amiri" fo:font-size="12pt" fo:letter-spacing="normal" fo:font-style="normal" fo:font-weight="normal" officeooo:rsid="01b3cbc3"/>
    </style:style>
    <style:style style:name="T10" style:family="text">
      <style:text-properties fo:font-variant="normal" fo:text-transform="none" fo:color="#000000" loext:opacity="100%" style:font-name="Amiri" fo:font-size="12pt" fo:letter-spacing="normal" fo:font-style="normal" fo:font-weight="normal" officeooo:rsid="021ffa15"/>
    </style:style>
    <style:style style:name="T11" style:family="text">
      <style:text-properties fo:font-variant="normal" fo:text-transform="none" fo:color="#000000" loext:opacity="100%" style:font-name="Amiri" fo:font-size="12pt" fo:letter-spacing="normal" fo:font-style="normal" fo:font-weight="normal" officeooo:rsid="0392b4f9"/>
    </style:style>
    <style:style style:name="T12" style:family="text">
      <style:text-properties fo:font-variant="normal" fo:text-transform="none" fo:color="#000000" loext:opacity="100%" style:font-name="Amiri" fo:font-size="12pt" fo:letter-spacing="normal" fo:font-style="normal" fo:font-weight="normal" officeooo:rsid="038cf35d"/>
    </style:style>
    <style:style style:name="T13" style:family="text">
      <style:text-properties fo:font-variant="normal" fo:text-transform="none" fo:color="#000000" loext:opacity="100%" style:font-name="Amiri" fo:font-size="12pt" fo:letter-spacing="normal" fo:font-style="normal" fo:font-weight="normal" officeooo:rsid="0395c62d"/>
    </style:style>
    <style:style style:name="T14" style:family="text">
      <style:text-properties officeooo:rsid="02923f93"/>
    </style:style>
    <style:style style:name="T15" style:family="text">
      <style:text-properties officeooo:rsid="038cf35d"/>
    </style:style>
    <style:style style:name="T16" style:family="text">
      <style:text-properties officeooo:rsid="0392b4f9"/>
    </style:style>
    <style:style style:name="T17" style:family="text">
      <style:text-properties officeooo:rsid="039d6afd"/>
    </style:style>
    <style:style style:name="T18" style:family="text">
      <style:text-properties officeooo:rsid="03c8901b"/>
    </style:style>
    <style:style style:name="T19" style:family="text">
      <style:text-properties officeooo:rsid="03d94f18"/>
    </style:style>
    <style:style style:name="T20" style:family="text">
      <style:text-properties officeooo:rsid="03ef5bac"/>
    </style:style>
    <style:style style:name="T21" style:family="text">
      <style:text-properties officeooo:rsid="03efdb4e"/>
    </style:style>
    <style:style style:name="T22" style:family="text">
      <style:text-properties officeooo:rsid="03f06442"/>
    </style:style>
    <style:style style:name="T23" style:family="text">
      <style:text-properties fo:font-style="italic" officeooo:rsid="03f06442" style:font-style-asian="italic" style:font-style-complex="italic"/>
    </style:style>
    <style:style style:name="T24" style:family="text">
      <style:text-properties officeooo:rsid="03f40c7b"/>
    </style:style>
    <style:style style:name="T25" style:family="text">
      <style:text-properties officeooo:rsid="03f5f442"/>
    </style:style>
    <style:style style:name="T26" style:family="text">
      <style:text-properties officeooo:rsid="03f8f4a4"/>
    </style:style>
    <style:style style:name="T27" style:family="text">
      <style:text-properties officeooo:rsid="03fd86f9"/>
    </style:style>
    <style:style style:name="T28" style:family="text">
      <style:text-properties officeooo:rsid="03fd86f9" style:font-style-asian="normal" style:font-style-complex="normal"/>
    </style:style>
    <style:style style:name="T29" style:family="text">
      <style:text-properties officeooo:rsid="040107e7"/>
    </style:style>
    <style:style style:name="T30" style:family="text">
      <style:text-properties officeooo:rsid="0409ec4e"/>
    </style:style>
    <style:style style:name="T31" style:family="text">
      <style:text-properties style:text-line-through-style="none" style:text-line-through-type="none" style:font-name="Poppins" fo:font-size="16.5pt" style:text-underline-style="none" fo:font-weight="bold" style:text-blinking="false" fo:background-color="#ffffff" loext:char-shading-value="0"/>
    </style:style>
    <style:style style:name="T32" style:family="text">
      <style:text-properties style:font-name="Lora"/>
    </style:style>
    <style:style style:name="T33" style:family="text">
      <style:text-properties officeooo:rsid="040c82b1"/>
    </style:style>
    <style:style style:name="T34" style:family="text">
      <style:text-properties officeooo:rsid="040ccea8"/>
    </style:style>
    <style:style style:name="T35" style:family="text">
      <style:text-properties officeooo:rsid="040dd5ed"/>
    </style:style>
    <style:style style:name="T36" style:family="text">
      <style:text-properties officeooo:rsid="040ee1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„</text:span><text:span text:style-name="T3">Zwrotnik</text:span><text:span text:style-name="T2">”</text:span></text:p>
      <text:p text:style-name="P1"/>
      <text:p text:style-name="P17"><text:span text:style-name="T2">* </text:span><text:span text:style-name="T3">Recenzja *</text:span></text:p>
      <text:p text:style-name="P2"/>
      <text:p text:style-name="P18"><text:span text:style-name="T1">Dzisiaj przychodzę do Was z drugą częścią przygód eksperta od dewiacji – Witka Weinera. Tym razem </text:span><text:span text:style-name="T4">duet składający się z doktora nauk prawnych i podkomisarz Helgi Sawickiej będzie pracował nad sprawą porzucenia zmasakrowanych zwłok czterolatka w oknie życia. </text:span></text:p>
      <text:p text:style-name="P4"/>
      <text:p text:style-name="P19"><text:span text:style-name="T4">B</text:span><text:span text:style-name="T1">rzmi </text:span><text:span text:style-name="T5">banalnie, </text:span><text:span text:style-name="T9">jednak</text:span><text:span text:style-name="T5"> z każdą przeczytaną stroną dostajemy nowe poszlaki, wątki, postacie. Sprawa brutalnego morderstwa to tylko początek. Tym razem autor umożliwia nam zajrzenie za kulisy działalności sekty tytułowego zwrotnika. Odwiedzamy również z Witkiem jego dom rodzinn</text:span><text:span text:style-name="T6">y. </text:span></text:p>
      <text:p text:style-name="P6"/>
      <text:p text:style-name="P19"><text:span text:style-name="T6">A wszystko to </text:span><text:span text:style-name="T9">nawet </text:span><text:span text:style-name="T6">dość zgrabnie się ze sobą łączy. Jak w „Parafilu” odczułam brak kryminału w kryminale, tak autor w „Zwrotniku” zaserwował nam całkiem dobrze napisany kryminał sensacyjny. Wciągnęłam się </text:span><text:span text:style-name="T7">i śledziłam poczynania bohaterów z zainteresowaniem. Ale by nie było tak różowo to oczywiście zachowanie Witka dalej strasznie mnie irytowało. Nie </text:span><text:span text:style-name="T10">potrafię podać jednoznacznej przyczyny dlaczego, ale</text:span><text:span text:style-name="T7"> tego bohatera</text:span><text:span text:style-name="T8"> </text:span><text:span text:style-name="T7">nie </text:span><text:span text:style-name="T9">potrafię polubić.</text:span></text:p>
      <text:p text:style-name="P7"/>
      <text:p text:style-name="P20"><text:span text:style-name="T10">Myślę</text:span><text:span text:style-name="T9"> jednak</text:span><text:span text:style-name="T1">, że jak ktoś ma wolną chwilę i lubi kryminały z dużą liczbą wątków to może przeczytać tą książkę. </text:span><text:span text:style-name="T9">Ot lektura, po którą można sięgnąć w wolne popołudnie z ulubionym </text:span><text:span text:style-name="T10">kubkiem herbaty</text:span><text:span text:style-name="T9"> na stoliku obok.</text:span></text:p>
      <text:p text:style-name="P3"/>
      <text:p text:style-name="P18"><text:span text:style-name="T4">Za egzemplarz dziękuję </text:span><text:span text:style-name="T1">@wydawnictwoznakpl</text:span></text:p>
      <text:p text:style-name="P3"/>
      <text:p text:style-name="P21"><text:span text:style-name="T1">#parafil</text:span><text:span text:style-name="T3"> </text:span><text:span text:style-name="T1">#bartekrojny #wydawnictwoznak #kryminał </text:span><text:span text:style-name="T11">#bookstagram #polskibookstagram #bookstagrampl #bookstagrampolska #czytaniejestsexy #książka #ksiazka #książki #books #czytambolubie #terazczytam #bookslovers #</text:span><text:span text:style-name="T12">kochamksiążki #bookaholic #ksiazkowelife </text:span><text:span text:style-name="T13">#flatlay #flatlaylovers #flatlayzksiazka</text:span></text:p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„<text:span text:style-name="T18">Wyrwa</text:span>”</text:p>
      <text:p text:style-name="P10"/>
      <text:p text:style-name="P11">„<text:span text:style-name="T18">Wyrwa</text:span>” <text:span text:style-name="T22">Wojciecha Chmielarza.</text:span></text:p>
      <text:p text:style-name="P11"><text:span text:style-name="T22">Thriller psychologiczny, w którym żona Macieja Tomskiego ginie w wypadku samochodowym. W ułamku sekundy życie męża Janiny, jej dwóch córeczek, rodziców, przyjaciółki, zmienia się bezpowrotnie. Problem w tym, że </text:span><text:span text:style-name="T23">dlaczego? </text:span><text:span text:style-name="T28">to dopiero pierwsze z wielu pytań, jakie ta tragedia za sobą pociąga… </text:span></text:p>
      <text:p text:style-name="P11"/>
      <text:p text:style-name="P14">Ta książka z niesamowicie niebieską okładką to moje pierwsze spotkanie z piórem autora. „Wyrwa” mnie <text:span text:style-name="T24">jednak </text:span><text:span text:style-name="T27">niestety </text:span>nie wciągnęła. Troszkę mnie ta lektura wymęczyła <text:span text:style-name="T30">i w</text:span>ynudziła <text:span text:style-name="T30">jeśli mam być szczera. Sama historia nie jest zła – koncepcja oparcia fabuły na stosie kłamstw, których liczba rośnie lawinowo, jest intrygująca i warta poznania. Nie poczułam jednak napięcia i niepokoju, których tak wytrwale poszukuję w thrillerach. Nawet niezwykle zaskakujące zakończenie nie przyćmiło uczucia lekkiego rozczarowania po skończonej lekturze. </text:span></text:p>
      <text:p text:style-name="P13"/>
      <text:p text:style-name="P15">Ale tak łatwo to ja się nie poddam! Mam jeszcze jedną książkę autora i nie zawaham się jej przeczytać</text:p>
      <text:p text:style-name="P15"/>
      <text:p text:style-name="P15">A Wy czytaliście „Wyrwę”? Jaka jest Wasza opinia <text:span text:style-name="T25">na jej temat</text:span>? </text:p>
      <text:p text:style-name="P10"/>
      <text:p text:style-name="P12">#wyrwa <text:span text:style-name="T20">#wojciechchmielarz</text:span> <text:span text:style-name="T20">#wydawnictwomarginesy </text:span><text:span text:style-name="T19">@wydawnictwomarg </text:span><text:span text:style-name="T20">#thriller </text:span><text:span text:style-name="T16">#bookstagram #polskibookstagram #bookstagrampl #bookstagrampolska #czytaniejestsexy #książka #książki #books #czytambolubie #terazczytam #bookslovers #</text:span><text:span text:style-name="T15">kochamksiążki #bookaholic #ksiazkowelife </text:span><text:span text:style-name="T21">#flatlay #flatlaylovers #flatlayzksiazka </text:span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text:soft-page-break/>„<text:span text:style-name="T18">Szarak za miedzą</text:span>”</text:p>
      <text:p text:style-name="P22"/>
      <text:p text:style-name="P22">* <text:span text:style-name="T33">Recenzja </text:span>*</text:p>
      <text:p text:style-name="P22"/>
      <text:p text:style-name="P22"/>
      <text:p text:style-name="P22"/>
      <text:p text:style-name="P22"/>
      <text:p text:style-name="P26">Przez osttanie czterdzieści lat nasza planeta straciła z powodu erozji 1/3 ziemi uprawnej</text:p>
      <text:p text:style-name="P26">czy po szeleście liści na wietrze można rozpoznać gatunki drzew?</text:p>
      <text:p text:style-name="P27">Natura ma krwawe dzioby i pazury</text:p>
      <text:p text:style-name="P27">jak dowodzi opracowanie opublikowane w ecology and evolution i journal of applied ecology, produkcję owoców miękkich można by zwiększyć o 54% pod względem wydajności i wartości, gdyby obok sadu powstał pas łąki kwietnej, przyciągający pszczoły i zapewniający im pokarm</text:p>
      <text:p text:style-name="P26">łodygi pszenicy odmiany april bearded są puste w srodku – naturalne słomki</text:p>
      <text:p text:style-name="P22"/>
      <text:p text:style-name="P24"><text:a xlink:type="simple" xlink:href="https://lubimyczytac.pl/autor/146623/john-lewis-stempel" text:style-name="Internet_20_link" text:visited-style-name="Visited_20_Internet_20_Link"><text:span text:style-name="T31">John Lewis-Stempel</text:span></text:a> </text:p>
      <text:h text:style-name="P31" text:outline-level="1">Szarak za miedzą. Prywatne życie pola</text:h>
      <text:p text:style-name="P24"/>
      <text:p text:style-name="P24"/>
      <text:p text:style-name="P24"/>
      <text:p text:style-name="P24"/>
      <text:p text:style-name="P24"/>
      <text:p text:style-name="P24"><text:span text:style-name="T16">#bookstagram #polskibookstagram #bookstagrampl #bookstagrampolska #czytaniejestsexy #książka #książki #books #czytambolubie #terazczytam #bookslovers #</text:span><text:span text:style-name="T15">kochamksiążki #bookaholic #ksiazkowelife </text:span></text:p>
      <text:p text:style-name="P24"/>
      <text:p text:style-name="P24"/>
      <text:p text:style-name="P24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„<text:span text:style-name="T14">Trzecia Rzesza na haju. </text:span><text:span text:style-name="T17">Narkotyki w hitlerowskich Niemczech</text:span>”</text:p>
      <text:p text:style-name="P9"/>
      <text:p text:style-name="P34">Niemiecki wermacht był pierwszą armią na świecie, która postawiła na chemiczny narkotyk</text:p>
      <text:p text:style-name="P9"/>
      <text:p text:style-name="P16">tym tytułem zaintrygował mnie post Justyna @ostatnie_zdanie</text:p>
      <text:p text:style-name="P28"/>
      <text:p text:style-name="P23">@wydawnictwo_poznanskie</text:p>
      <text:p text:style-name="P24"/>
      <text:p text:style-name="P24"/>
      <text:p text:style-name="P24"/>
      <text:p text:style-name="P24"/>
      <text:p text:style-name="P24">„<text:span text:style-name="T26">Nie chcesz wiedzieć</text:span>”</text:p>
      <text:p text:style-name="P24"/>
      <text:p text:style-name="P24"/>
      <text:p text:style-name="P24"/>
      <text:p text:style-name="P24">„<text:span text:style-name="T34">Kształt ruin</text:span>”</text:p>
      <text:p text:style-name="P24"/>
      <text:p text:style-name="P24">„<text:span text:style-name="T34">Matnia</text:span>”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„<text:span text:style-name="T29">Ostrze</text:span>”</text:p>
      <text:p text:style-name="P24"/>
      <text:p text:style-name="P24">* <text:span text:style-name="T34">Recenzja </text:span>*</text:p>
      <text:p text:style-name="P24"/>
      <text:p text:style-name="P29">„Ostrze” Anne Mette Hancock <text:span text:style-name="T35">to moje niezwykle udane pierwsze spotkanie z duńską literaturą. Spotkanie </text:span></text:p>
      <text:p text:style-name="P29"/>
      <text:p text:style-name="P30"><text:span text:style-name="T35">P</text:span>ierwszy tom serii Mroki Kopenhagi</text:p>
      <text:p text:style-name="P24"/>
      <text:p text:style-name="P25">druzgocąca</text:p>
      <text:p text:style-name="P25">ohydna</text:p>
      <text:p text:style-name="P25">łamie serce</text:p>
      <text:p text:style-name="P32">#movaodobrychksiążkach</text:p>
      <text:p text:style-name="P32"/>
      <text:p text:style-name="P32"><text:line-break/><text:line-break/><text:span text:style-name="T32">Przeszłość powraca i potrafi zranić do głębi</text:span><text:line-break/><text:span text:style-name="T32">Przed kilku laty opinią publiczną wstrząsnęło brutalne morderstwo adwokata Christoffera Mossinga. Kamera monitoringu zarejestrowała młodą kobietę Annę Kiel, która opuszczała miejsce zbrodni. Do dziś nie udało się jej aresztować.</text:span><text:line-break/><text:line-break/><text:span text:style-name="T32">Dziennikarka duńskiej gazety Heloise Kaldan otrzymuje od Anny Kiel serię tajemniczych listów. Ich nadawczyni jest przekonana, że losy obu kobiet są ze sobą mocno splecione.</text:span><text:line-break/><text:line-break/><text:span text:style-name="T32">Kiedy Heloise zaczyna zgłębiać sprawę dawnego morderstwa, w mieście dochodzi do kolejnej zbrodni. Kobieta łączy siły ze starszym aspirantem Erikiem Schäferem, aby rozwiązać zagadki tych morderstw. Nawet się nie spodziewa, dokąd zaprowadzi ją ta historia i jak głęboko ją zrani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ra" svg:font-family="Lora, serif"/>
    <style:font-face style:name="Poppins" svg:font-family="Poppins, Arial, sans-serif"/>
    <style:font-face style:name="Arial1" svg:font-family="Arial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7T19:02:21.193000000</meta:creation-date>
    <dc:date>2021-08-06T09:25:19.195000000</dc:date>
    <meta:editing-duration>P2DT19H48M44S</meta:editing-duration>
    <meta:editing-cycles>668</meta:editing-cycles>
    <meta:generator>LibreOffice/7.1.1.2$Windows_X86_64 LibreOffice_project/fe0b08f4af1bacafe4c7ecc87ce55bb426164676</meta:generator>
    <meta:document-statistic meta:table-count="0" meta:image-count="0" meta:object-count="0" meta:page-count="5" meta:paragraph-count="41" meta:word-count="645" meta:character-count="4889" meta:non-whitespace-character-count="4268"/>
  </office:meta>
</office:document-meta>
</file>